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F4000001F46D33ECF9.png" manifest:media-type=""/>
  <manifest:file-entry manifest:full-path="Pictures/1000020100000100000000C730730C75.png" manifest:media-type=""/>
  <manifest:file-entry manifest:full-path="Pictures/10000201000000B100000131E88260F6.png" manifest:media-type=""/>
  <manifest:file-entry manifest:full-path="Pictures/10000201000000580000001FAB6EBDD9.png" manifest:media-type=""/>
  <manifest:file-entry manifest:full-path="Pictures/1000020100000162000001AD6027B777.png" manifest:media-type=""/>
  <manifest:file-entry manifest:full-path="Pictures/10000201000001C00000017CE0FE1FAF.png" manifest:media-type=""/>
  <manifest:file-entry manifest:full-path="Pictures/10000201000003E80000015F36FF12E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Casual" svg:font-family="'Apple Casual'"/>
    <style:font-face style:name="Cambria" svg:font-family="Cambria"/>
    <style:font-face style:name="Lucida Grande" svg:font-family="'Lucida Grande'"/>
    <style:font-face style:name="Mangal1" svg:font-family="Mangal"/>
    <style:font-face style:name="PF Handbook Pro" svg:font-family="'PF Handbook Pro'"/>
    <style:font-face style:name="PF Handbook Pro Medium" svg:font-family="'PF Handbook Pro Medium'"/>
    <style:font-face style:name="Wingdings" svg:font-family="Wingdings"/>
    <style:font-face style:name="Cambria1" svg:font-family="Cambria" style:font-family-generic="roman" style:font-pitch="variable"/>
    <style:font-face style:name="Arial Black" svg:font-family="'Arial Black'" style:font-family-generic="swiss" style:font-pitch="variable"/>
    <style:font-face style:name="F" svg:font-family="" style:font-family-generic="system" style:font-pitch="variable"/>
    <style:font-face style:name="Charcoal CY" svg:font-family="'Charcoal CY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edf7b"/>
    </style:style>
    <style:style style:name="P3" style:family="paragraph" style:parent-style-name="Standard">
      <style:paragraph-properties fo:text-align="center" style:justify-single-word="false"/>
      <style:text-properties officeooo:paragraph-rsid="0011ede1"/>
    </style:style>
    <style:style style:name="P4" style:family="paragraph" style:parent-style-name="Standard">
      <style:paragraph-properties fo:text-align="center" style:justify-single-word="false"/>
      <style:text-properties style:font-name="Apple Casual" fo:font-size="22pt" fo:font-weight="bold" style:font-size-asian="22pt" style:font-weight-asian="bold" style:font-name-complex="Charcoal CY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80pt" style:font-size-asian="80pt" style:font-size-complex="80pt"/>
    </style:style>
    <style:style style:name="P6" style:family="paragraph" style:parent-style-name="Standard">
      <style:paragraph-properties fo:text-align="center" style:justify-single-word="false"/>
      <style:text-properties fo:font-size="72pt" officeooo:paragraph-rsid="000edf7b" style:font-size-asian="72pt" style:font-size-complex="72pt"/>
    </style:style>
    <style:style style:name="P7" style:family="paragraph" style:parent-style-name="Standard">
      <style:paragraph-properties fo:margin-left="11.43cm" fo:margin-right="0cm" fo:text-indent="0cm" style:auto-text-indent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</style:style>
    <style:style style:name="P9" style:family="paragraph" style:parent-style-name="Footer">
      <style:paragraph-properties>
        <style:tab-stops>
          <style:tab-stop style:position="7.62cm" style:type="center"/>
          <style:tab-stop style:position="24.253cm" style:type="right"/>
        </style:tab-stops>
      </style:paragraph-properties>
    </style:style>
    <style:style style:name="T1" style:family="text">
      <style:text-properties style:font-name="Apple Casual" fo:font-size="100pt" fo:font-weight="bold" style:font-size-asian="100pt" style:font-weight-asian="bold" style:font-name-complex="Charcoal CY" style:font-size-complex="72pt"/>
    </style:style>
    <style:style style:name="T2" style:family="text">
      <style:text-properties style:font-name="Apple Casual" fo:font-size="100pt" fo:font-weight="bold" officeooo:rsid="0011ede1" style:font-size-asian="100pt" style:font-weight-asian="bold" style:font-name-complex="Charcoal CY" style:font-size-complex="72pt"/>
    </style:style>
    <style:style style:name="T3" style:family="text">
      <style:text-properties style:font-name="Apple Casual" fo:font-size="170pt" fo:font-weight="bold" style:font-size-asian="170pt" style:font-weight-asian="bold" style:font-name-complex="Charcoal CY" style:font-size-complex="72pt"/>
    </style:style>
    <style:style style:name="T4" style:family="text">
      <style:text-properties style:font-name="Apple Casual" fo:font-size="170pt" fo:font-weight="bold" style:font-size-asian="170pt" style:font-weight-asian="bold" style:font-name-complex="Charcoal CY" style:font-size-complex="100pt"/>
    </style:style>
    <style:style style:name="T5" style:family="text">
      <style:text-properties style:font-name="Apple Casual" fo:font-size="80pt" fo:font-weight="bold" style:font-size-asian="80pt" style:font-weight-asian="bold" style:font-name-complex="Charcoal CY" style:font-size-complex="72pt"/>
    </style:style>
    <style:style style:name="T6" style:family="text">
      <style:text-properties style:font-name="Apple Casual" fo:font-size="80pt" fo:font-weight="bold" style:font-size-asian="80pt" style:font-weight-asian="bold" style:font-name-complex="Charcoal CY" style:font-size-complex="80pt"/>
    </style:style>
    <style:style style:name="T7" style:family="text">
      <style:text-properties style:font-name="Apple Casual" fo:font-size="72pt" fo:font-weight="bold" style:font-size-asian="72pt" style:font-weight-asian="bold" style:font-name-complex="Charcoal CY" style:font-size-complex="72pt"/>
    </style:style>
    <style:style style:name="T8" style:family="text">
      <style:text-properties style:font-name="Apple Casual" fo:font-size="72pt" fo:font-weight="bold" officeooo:rsid="000edf7b" style:font-size-asian="72pt" style:font-weight-asian="bold" style:font-name-complex="Charcoal CY" style:font-size-complex="72pt"/>
    </style:style>
    <style:style style:name="T9" style:family="text">
      <style:text-properties style:font-name="Apple Casual" fo:font-weight="bold" style:font-weight-asian="bold" style:font-name-complex="Charcoal CY"/>
    </style:style>
    <style:style style:name="T10" style:family="text">
      <style:text-properties style:font-name="Apple Casual" fo:font-weight="bold" officeooo:rsid="000edf7b" style:font-weight-asian="bold" style:font-name-complex="Charcoal CY"/>
    </style:style>
    <style:style style:name="T11" style:family="text">
      <style:text-properties style:font-name="Apple Casual" fo:font-size="60pt" fo:font-weight="bold" officeooo:rsid="000edf7b" style:font-size-asian="60pt" style:font-weight-asian="bold" style:font-name-complex="Charcoal CY" style:font-size-complex="60pt"/>
    </style:style>
    <style:style style:name="T12" style:family="text">
      <style:text-properties fo:color="#000000" style:font-name="Wingdings" fo:font-size="120pt" style:font-size-asian="120pt" style:font-size-complex="72pt"/>
    </style:style>
    <style:style style:name="T13" style:family="text">
      <style:text-properties fo:color="#000000" style:font-name="Wingdings" fo:font-size="120pt" style:font-size-asian="120pt" style:font-size-complex="100pt"/>
    </style:style>
    <style:style style:name="T14" style:family="text">
      <style:text-properties fo:color="#000000" style:font-name="Wingdings" fo:font-size="170pt" style:font-size-asian="170pt" style:font-size-complex="72pt"/>
    </style:style>
    <style:style style:name="T15" style:family="text">
      <style:text-properties fo:color="#000000" style:font-name="Wingdings" fo:font-size="170pt" style:font-size-asian="170pt" style:font-size-complex="100pt"/>
    </style:style>
    <style:style style:name="T16" style:family="text">
      <style:text-properties fo:color="#000000" style:font-name="Wingdings" fo:font-size="170pt" style:font-size-asian="170pt" style:font-size-complex="170pt"/>
    </style:style>
    <style:style style:name="T17" style:family="text">
      <style:text-properties officeooo:rsid="000edf7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top="0cm" fo:margin-bottom="112.848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Picture 1" text:anchor-type="as-char" svg:width="24.582cm" svg:height="8.636cm" draw:z-index="2"><draw:image xlink:href="Pictures/10000201000003E80000015F36FF12E8.png" xlink:type="simple" xlink:show="embed" xlink:actuate="onLoad"/><svg:desc>Macintosh HD:Users:danieldeluca:Box Documents(daniel@delucaconsulting.eu):DLC_SYNC_DANIEL:Devoxx:Devoxx4Kids:logos:DevoxxWithoutBrackets:DevoxxWithoutBrackets_PNG_1000px.png</svg:desc></draw:frame><text:line-break/><text:line-break/><text:line-break/><text:line-break/></text:p>
      <text:p text:style-name="P4"/>
      <text:p text:style-name="P3"><text:span text:style-name="T2">Parken</text:span></text:p>
      <text:p text:style-name="P1"><text:soft-page-break/><draw:frame draw:style-name="fr1" draw:name="Picture 2" text:anchor-type="as-char" svg:width="24.582cm" svg:height="8.636cm" draw:z-index="3"><draw:image xlink:href="Pictures/10000201000003E80000015F36FF12E8.png" xlink:type="simple" xlink:show="embed" xlink:actuate="onLoad"/><svg:desc>Macintosh HD:Users:danieldeluca:Box Documents(daniel@delucaconsulting.eu):DLC_SYNC_DANIEL:Devoxx:Devoxx4Kids:logos:DevoxxWithoutBrackets:DevoxxWithoutBrackets_PNG_1000px.png</svg:desc></draw:frame><text:span text:style-name="T2">Parken<text:line-break/></text:span><text:span text:style-name="T12"></text:span></text:p>
      <text:p text:style-name="P1"><text:soft-page-break/><draw:frame draw:style-name="fr1" draw:name="Picture 3" text:anchor-type="as-char" svg:width="24.582cm" svg:height="8.636cm" draw:z-index="4"><draw:image xlink:href="Pictures/10000201000003E80000015F36FF12E8.png" xlink:type="simple" xlink:show="embed" xlink:actuate="onLoad"/><svg:desc>Macintosh HD:Users:danieldeluca:Box Documents(daniel@delucaconsulting.eu):DLC_SYNC_DANIEL:Devoxx:Devoxx4Kids:logos:DevoxxWithoutBrackets:DevoxxWithoutBrackets_PNG_1000px.png</svg:desc></draw:frame><text:span text:style-name="T2">Parken<text:line-break/></text:span><text:span text:style-name="T13"></text:span></text:p>
      <text:p text:style-name="P1"><text:soft-page-break/><draw:frame draw:style-name="fr1" draw:name="Picture 4" text:anchor-type="as-char" svg:width="24.582cm" svg:height="8.636cm" draw:z-index="5"><draw:image xlink:href="Pictures/10000201000003E80000015F36FF12E8.png" xlink:type="simple" xlink:show="embed" xlink:actuate="onLoad"/><svg:desc>Macintosh HD:Users:danieldeluca:Box Documents(daniel@delucaconsulting.eu):DLC_SYNC_DANIEL:Devoxx:Devoxx4Kids:logos:DevoxxWithoutBrackets:DevoxxWithoutBrackets_PNG_1000px.png</svg:desc></draw:frame><text:line-break/><text:line-break/></text:p>
      <text:p text:style-name="P1"><text:span text:style-name="T14"></text:span></text:p>
      <text:p text:style-name="P1"><text:soft-page-break/><draw:frame draw:style-name="fr1" draw:name="Picture 5" text:anchor-type="as-char" svg:width="24.582cm" svg:height="8.636cm" draw:z-index="6"><draw:image xlink:href="Pictures/10000201000003E80000015F36FF12E8.png" xlink:type="simple" xlink:show="embed" xlink:actuate="onLoad"/><svg:desc>Macintosh HD:Users:danieldeluca:Box Documents(daniel@delucaconsulting.eu):DLC_SYNC_DANIEL:Devoxx:Devoxx4Kids:logos:DevoxxWithoutBrackets:DevoxxWithoutBrackets_PNG_1000px.png</svg:desc></draw:frame><text:line-break/><text:line-break/></text:p>
      <text:p text:style-name="P1"><text:span text:style-name="T15"></text:span></text:p>
      <text:p text:style-name="P1"><text:soft-page-break/><draw:frame draw:style-name="fr1" draw:name="Picture 6" text:anchor-type="as-char" svg:width="24.582cm" svg:height="8.636cm" draw:z-index="7"><draw:image xlink:href="Pictures/10000201000003E80000015F36FF12E8.png" xlink:type="simple" xlink:show="embed" xlink:actuate="onLoad"/><svg:desc>Macintosh HD:Users:danieldeluca:Box Documents(daniel@delucaconsulting.eu):DLC_SYNC_DANIEL:Devoxx:Devoxx4Kids:logos:DevoxxWithoutBrackets:DevoxxWithoutBrackets_PNG_1000px.png</svg:desc></draw:frame><text:line-break/><text:line-break/></text:p>
      <text:p text:style-name="P1"><text:span text:style-name="T16"></text:span></text:p>
      <text:p text:style-name="P2"><draw:frame draw:style-name="fr3" draw:name="Grafik1" text:anchor-type="paragraph" svg:x="-0.794cm" svg:y="9.865cm" svg:width="7.639cm" svg:height="7.639cm" draw:z-index="22"><draw:image xlink:href="Pictures/10000201000001F4000001F46D33ECF9.png" xlink:type="simple" xlink:show="embed" xlink:actuate="onLoad"/></draw:frame><text:soft-page-break/><text:span text:style-name="T6"><draw:frame draw:style-name="fr5" draw:name="Grafik7" text:anchor-type="as-char" svg:y="-10.118cm" svg:width="24.582cm" svg:height="8.636cm" draw:z-index="26"><draw:image xlink:href="Pictures/10000201000003E80000015F36FF12E8.png" xlink:type="simple" xlink:show="embed" xlink:actuate="onLoad"/></draw:frame></text:span></text:p>
      <text:p text:style-name="P2"/>
      <text:p text:style-name="P2"/>
      <text:p text:style-name="P2"><text:span text:style-name="T6"><text:s text:c="6"/>SCRATCH</text:span></text:p>
      <text:p text:style-name="P2"><text:span text:style-name="T5"/></text:p>
      <text:p text:style-name="P2"><text:span text:style-name="T5"/></text:p>
      <text:p text:style-name="P2"><text:soft-page-break/><text:span text:style-name="T5"><draw:frame draw:style-name="fr1" draw:name="Picture 9" text:anchor-type="as-char" svg:width="24.582cm" svg:height="8.636cm" draw:z-index="24"><draw:image xlink:href="Pictures/10000201000003E80000015F36FF12E8.png" xlink:type="simple" xlink:show="embed" xlink:actuate="onLoad"/></draw:frame></text:span></text:p>
      <text:p text:style-name="P2"><text:span text:style-name="T5"><text:s text:c="6"/></text:span></text:p>
      <text:p text:style-name="P2"><draw:frame draw:style-name="fr4" draw:name="Grafik2" text:anchor-type="paragraph" svg:x="-0.436cm" svg:y="0.663cm" svg:width="7.765cm" svg:height="6.586cm" draw:z-index="23"><draw:image xlink:href="Pictures/10000201000001C00000017CE0FE1FAF.png" xlink:type="simple" xlink:show="embed" xlink:actuate="onLoad"/></draw:frame><text:span text:style-name="T8">Lego</text:span></text:p>
      <text:p text:style-name="P6"><text:span text:style-name="T10">Mindstorm</text:span></text:p>
      <text:p text:style-name="P2"><draw:frame draw:style-name="fr4" draw:name="Grafik3" text:anchor-type="paragraph" svg:x="-0.141cm" svg:y="9.225cm" svg:width="6.382cm" svg:height="7.735cm" draw:z-index="25"><draw:image xlink:href="Pictures/1000020100000162000001AD6027B777.png" xlink:type="simple" xlink:show="embed" xlink:actuate="onLoad"/></draw:frame><text:soft-page-break/><draw:frame draw:style-name="fr1" draw:name="Picture 10" text:anchor-type="as-char" svg:width="24.582cm" svg:height="8.636cm" draw:z-index="21"><draw:image xlink:href="Pictures/10000201000003E80000015F36FF12E8.png" xlink:type="simple" xlink:show="embed" xlink:actuate="onLoad"/></draw:frame><text:line-break/><text:line-break/><text:line-break/><text:line-break/></text:p>
      <text:p text:style-name="P5"><text:span text:style-name="T9">GreenFoot</text:span></text:p>
      <text:p text:style-name="P1"><text:soft-page-break/><draw:frame draw:style-name="fr1" draw:name="Picture 11" text:anchor-type="as-char" svg:width="24.582cm" svg:height="8.636cm" draw:z-index="8"><draw:image xlink:href="Pictures/10000201000003E80000015F36FF12E8.png" xlink:type="simple" xlink:show="embed" xlink:actuate="onLoad"/><svg:desc>Macintosh HD:Users:danieldeluca:Box Documents(daniel@delucaconsulting.eu):DLC_SYNC_DANIEL:Devoxx:Devoxx4Kids:logos:DevoxxWithoutBrackets:DevoxxWithoutBrackets_PNG_1000px.png</svg:desc></draw:frame><text:line-break/><text:line-break/><text:line-break/><text:line-break/><draw:frame draw:style-name="fr2" draw:name="Grafik4" text:anchor-type="char" svg:x="4.27cm" svg:y="9.125cm" svg:width="5.398cm" svg:height="9.218cm" draw:z-index="0"><draw:image xlink:href="Pictures/10000201000000B100000131E88260F6.png" xlink:type="simple" xlink:show="embed" xlink:actuate="onLoad"/><draw:contour-polygon svg:width="5.361cm" svg:height="9.194cm" svg:viewBox="0 0 5361 9194" draw:points="12,0 12,9194 5361,9194 5361,0" draw:recreate-on-edit="false"/></draw:frame></text:p>
      <text:p text:style-name="P7"><text:span text:style-name="T1"><text:s text:c="7"/>NAO</text:span></text:p>
      <text:p text:style-name="P1"><text:soft-page-break/><draw:frame draw:style-name="fr1" draw:name="Picture 12" text:anchor-type="as-char" svg:width="24.582cm" svg:height="8.636cm" draw:z-index="9"><draw:image xlink:href="Pictures/10000201000003E80000015F36FF12E8.png" xlink:type="simple" xlink:show="embed" xlink:actuate="onLoad"/><svg:desc>Macintosh HD:Users:danieldeluca:Box Documents(daniel@delucaconsulting.eu):DLC_SYNC_DANIEL:Devoxx:Devoxx4Kids:logos:DevoxxWithoutBrackets:DevoxxWithoutBrackets_PNG_1000px.png</svg:desc></draw:frame><text:line-break/><text:line-break/><text:line-break/><text:line-break/><draw:frame draw:style-name="fr2" draw:name="Grafik5" text:anchor-type="char" svg:x="0.143cm" svg:y="10.888cm" svg:width="6.807cm" svg:height="5.316cm" draw:z-index="1"><draw:image xlink:href="Pictures/1000020100000100000000C730730C75.png" xlink:type="simple" xlink:show="embed" xlink:actuate="onLoad"/><draw:contour-polygon svg:width="6.702cm" svg:height="5.229cm" svg:viewBox="0 0 6702 5229" draw:points="10,0 10,5229 6702,5229 6702,0" draw:recreate-on-edit="false"/></draw:frame></text:p>
      <text:p text:style-name="P4"/>
      <text:p text:style-name="P5"><text:span text:style-name="T9">ARDUIN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pple Casual" svg:font-family="'Apple Casual'"/>
    <style:font-face style:name="Cambria" svg:font-family="Cambria"/>
    <style:font-face style:name="Lucida Grande" svg:font-family="'Lucida Grande'"/>
    <style:font-face style:name="Mangal1" svg:font-family="Mangal"/>
    <style:font-face style:name="PF Handbook Pro" svg:font-family="'PF Handbook Pro'"/>
    <style:font-face style:name="PF Handbook Pro Medium" svg:font-family="'PF Handbook Pro Medium'"/>
    <style:font-face style:name="Wingdings" svg:font-family="Wingdings"/>
    <style:font-face style:name="Cambria1" svg:font-family="Cambria" style:font-family-generic="roman" style:font-pitch="variable"/>
    <style:font-face style:name="Arial Black" svg:font-family="'Arial Black'" style:font-family-generic="swiss" style:font-pitch="variable"/>
    <style:font-face style:name="F" svg:font-family="" style:font-family-generic="system" style:font-pitch="variable"/>
    <style:font-face style:name="Charcoal CY" svg:font-family="'Charcoal CY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ja" style:country-asian="JP" style:font-size-complex="10pt" style:language-complex="ar" style:country-complex="SA"/>
    </style:default-style>
    <style:default-style style:family="paragraph">
      <style:paragraph-properties fo:margin-top="0cm" fo:margin-bottom="0.353cm" style:contextual-spacing="false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0pt" fo:language="en" fo:country="US" style:letter-kerning="true" style:font-name-asian="SimSun" style:font-size-asian="10pt" style:language-asian="ja" style:country-asian="JP" style:font-name-complex="F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F Handbook Pro Medium" fo:font-size="16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PF Handbook Pro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F Handbook Pro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F Handbook Pro" style:font-size-asian="12pt" style:font-name-complex="Mangal1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Lucida Grande" fo:font-size="9pt" style:font-size-asian="9pt" style:font-size-complex="9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size="9pt" style:font-size-asian="9pt" style:font-size-complex="9pt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7.62cm" style:type="center"/>
          <style:tab-stop style:position="24.253cm" style:type="right"/>
        </style:tab-stops>
      </style:paragraph-properties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669cm" fo:page-height="21.001cm" style:num-format="1" style:print-orientation="landscape" fo:margin-top="1.501cm" fo:margin-bottom="0.501cm" fo:margin-left="2.54cm" fo:margin-right="2.54cm" style:writing-mode="lr-tb" style:layout-grid-color="#c0c0c0" style:layout-grid-lines="18998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draw:frame draw:style-name="Mfr1" draw:name="Grafik6" text:anchor-type="as-char" svg:width="3.104cm" svg:height="1.094cm" draw:z-index="20"><draw:image xlink:href="Pictures/10000201000000580000001FAB6EBDD9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De Luca</meta:initial-creator>
    <dc:creator>Katja Arrasz-Schepanski</dc:creator>
    <meta:editing-cycles>5</meta:editing-cycles>
    <meta:creation-date>2013-09-15T14:38:00</meta:creation-date>
    <dc:date>2014-01-21T10:54:59.51</dc:date>
    <meta:editing-duration>PT18H54M31S</meta:editing-duration>
    <meta:generator>LibreOffice/4.0.4.2$Windows_x86 LibreOffice_project/9e9821abd0ffdbc09cd8c52eaa574fa09eb08f2</meta:generator>
    <meta:document-statistic meta:table-count="0" meta:image-count="17" meta:object-count="0" meta:page-count="11" meta:paragraph-count="23" meta:word-count="14" meta:character-count="107" meta:non-whitespace-character-count="6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